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7070" officeooo:paragraph-rsid="00067070"/>
    </style:style>
    <style:style style:name="P2" style:family="paragraph" style:parent-style-name="Standard">
      <style:text-properties fo:font-size="14pt" fo:font-weight="bold" officeooo:rsid="00067070" officeooo:paragraph-rsid="00067070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67070" officeooo:paragraph-rsid="00067070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067070" officeooo:paragraph-rsid="00067070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Abhishek Padhi</text:p>
      <text:p text:style-name="P1">Roll : 7206</text:p>
      <text:p text:style-name="P1">Date : 22 July, 2024</text:p>
      <text:p text:style-name="P1"/>
      <text:p text:style-name="P1"/>
      <text:p text:style-name="P2">array=[22,29,35,47,52,61,90]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No. of Comparisons for Linear Search</text:p>
          </table:table-cell>
          <table:table-cell table:style-name="Table1.C1" office:value-type="string">
            <text:p text:style-name="P4">No. of Comparisons for Binary Search</text:p>
          </table:table-cell>
        </table:table-row>
        <table:table-row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3">1</text:p>
          </table:table-cell>
          <table:table-cell table:style-name="Table1.C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P3">2</text:p>
          </table:table-cell>
          <table:table-cell table:style-name="Table1.C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3">3</text:p>
          </table:table-cell>
          <table:table-cell table:style-name="Table1.C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47</text:p>
          </table:table-cell>
          <table:table-cell table:style-name="Table1.A2" office:value-type="string">
            <text:p text:style-name="P3">4</text:p>
          </table:table-cell>
          <table:table-cell table:style-name="Table1.C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52</text:p>
          </table:table-cell>
          <table:table-cell table:style-name="Table1.A2" office:value-type="string">
            <text:p text:style-name="P3">5</text:p>
          </table:table-cell>
          <table:table-cell table:style-name="Table1.C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61</text:p>
          </table:table-cell>
          <table:table-cell table:style-name="Table1.A2" office:value-type="string">
            <text:p text:style-name="P3">6</text:p>
          </table:table-cell>
          <table:table-cell table:style-name="Table1.C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90</text:p>
          </table:table-cell>
          <table:table-cell table:style-name="Table1.A2" office:value-type="string">
            <text:p text:style-name="P3">7</text:p>
          </table:table-cell>
          <table:table-cell table:style-name="Table1.C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32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50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57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80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2T10:16:50.385111883</meta:creation-date>
    <dc:date>2024-07-22T10:27:44.117326946</dc:date>
    <meta:editing-duration>PT43S</meta:editing-duration>
    <meta:editing-cycles>1</meta:editing-cycles>
    <meta:document-statistic meta:table-count="1" meta:image-count="0" meta:object-count="0" meta:page-count="1" meta:paragraph-count="35" meta:word-count="54" meta:character-count="197" meta:non-whitespace-character-count="178"/>
    <meta:generator>LibreOffice/6.0.7.3$Linux_X86_64 LibreOffice_project/00m0$Build-3</meta:generator>
  </office:meta>
</office:document-meta>
</file>